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d461b" officeooo:paragraph-rsid="001d461b" style:font-size-asian="19.25pt" style:font-size-complex="22pt"/>
    </style:style>
    <style:style style:name="P2" style:family="paragraph" style:parent-style-name="Standard">
      <style:text-properties fo:font-size="22pt" officeooo:rsid="001d5c02" officeooo:paragraph-rsid="001d5c02" style:font-size-asian="19.25pt" style:font-size-complex="22pt"/>
    </style:style>
    <style:style style:name="P3" style:family="paragraph" style:parent-style-name="Standard">
      <style:text-properties fo:font-size="22pt" officeooo:rsid="001dc013" officeooo:paragraph-rsid="001dc013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officeooo:rsid="0021bb71" officeooo:paragraph-rsid="0021bb71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fo:font-size="22pt" officeooo:rsid="00236d73" officeooo:paragraph-rsid="00236d73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22pt" officeooo:rsid="0024b8b4" officeooo:paragraph-rsid="0024b8b4" style:font-size-asian="19.25pt" style:font-size-complex="22pt"/>
    </style:style>
    <style:style style:name="P7" style:family="paragraph" style:parent-style-name="Standard">
      <style:text-properties fo:font-size="22pt" officeooo:rsid="0026e6d8" officeooo:paragraph-rsid="0026e6d8" style:font-size-asian="19.25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fo:font-weight="bold" officeooo:rsid="001dc013" officeooo:paragraph-rsid="001dc013" style:font-size-asian="19.25pt" style:font-weight-asian="bold" style:font-size-complex="2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2pt" fo:font-style="italic" style:text-underline-style="solid" style:text-underline-width="auto" style:text-underline-color="font-color" fo:font-weight="normal" officeooo:rsid="0021bb71" officeooo:paragraph-rsid="0021bb71" style:font-size-asian="19.25pt" style:font-style-asian="italic" style:font-weight-asian="normal" style:font-size-complex="22pt" style:font-style-complex="italic" style:font-weight-complex="normal"/>
    </style:style>
    <style:style style:name="P10" style:family="paragraph" style:parent-style-name="Standard">
      <style:text-properties officeooo:paragraph-rsid="001d461b"/>
    </style:style>
    <style:style style:name="P11" style:family="paragraph" style:parent-style-name="Standard">
      <style:text-properties officeooo:paragraph-rsid="001dc013"/>
    </style:style>
    <style:style style:name="P12" style:family="paragraph" style:parent-style-name="Standard">
      <style:text-properties officeooo:paragraph-rsid="001e34b1"/>
    </style:style>
    <style:style style:name="P13" style:family="paragraph" style:parent-style-name="Standard">
      <style:text-properties officeooo:rsid="001e34b1" officeooo:paragraph-rsid="001e34b1"/>
    </style:style>
    <style:style style:name="P14" style:family="paragraph" style:parent-style-name="Standard">
      <style:text-properties officeooo:rsid="001f5518" officeooo:paragraph-rsid="001f5518"/>
    </style:style>
    <style:style style:name="P15" style:family="paragraph" style:parent-style-name="Standard">
      <style:text-properties officeooo:rsid="00202132" officeooo:paragraph-rsid="00202132"/>
    </style:style>
    <style:style style:name="P16" style:family="paragraph" style:parent-style-name="Standard">
      <style:text-properties officeooo:rsid="0021bb71" officeooo:paragraph-rsid="0021bb71"/>
    </style:style>
    <style:style style:name="P17" style:family="paragraph" style:parent-style-name="Standard">
      <style:paragraph-properties fo:text-align="start" style:justify-single-word="false"/>
      <style:text-properties officeooo:paragraph-rsid="00236d73"/>
    </style:style>
    <style:style style:name="P18" style:family="paragraph" style:parent-style-name="Standard">
      <style:text-properties officeooo:paragraph-rsid="0026e6d8"/>
    </style:style>
    <style:style style:name="P19" style:family="paragraph" style:parent-style-name="Standard">
      <style:text-properties officeooo:paragraph-rsid="00280a43"/>
    </style:style>
    <style:style style:name="P20" style:family="paragraph" style:parent-style-name="Standard">
      <style:text-properties officeooo:rsid="00280a43" officeooo:paragraph-rsid="00280a43"/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font-size="22pt" officeooo:rsid="001d461b" style:font-size-asian="19.25pt" style:font-size-complex="22pt"/>
    </style:style>
    <style:style style:name="T3" style:family="text">
      <style:text-properties fo:font-size="22pt" officeooo:rsid="001dc013" style:font-size-asian="19.25pt" style:font-size-complex="22pt"/>
    </style:style>
    <style:style style:name="T4" style:family="text">
      <style:text-properties fo:font-size="22pt" officeooo:rsid="001e34b1" style:font-size-asian="19.25pt" style:font-size-complex="22pt"/>
    </style:style>
    <style:style style:name="T5" style:family="text">
      <style:text-properties fo:font-size="22pt" officeooo:rsid="001f5518" style:font-size-asian="19.25pt" style:font-size-complex="22pt"/>
    </style:style>
    <style:style style:name="T6" style:family="text">
      <style:text-properties fo:font-size="22pt" officeooo:rsid="00202132" style:font-size-asian="19.25pt" style:font-size-complex="22pt"/>
    </style:style>
    <style:style style:name="T7" style:family="text">
      <style:text-properties fo:font-size="22pt" officeooo:rsid="00236d73" style:font-size-asian="19.25pt" style:font-size-complex="22pt"/>
    </style:style>
    <style:style style:name="T8" style:family="text">
      <style:text-properties fo:font-size="22pt" officeooo:rsid="0024b8b4" style:font-size-asian="19.25pt" style:font-size-complex="22pt"/>
    </style:style>
    <style:style style:name="T9" style:family="text">
      <style:text-properties fo:font-size="22pt" officeooo:rsid="00256e90" style:font-size-asian="19.25pt" style:font-size-complex="22pt"/>
    </style:style>
    <style:style style:name="T10" style:family="text">
      <style:text-properties fo:font-size="22pt" officeooo:rsid="0026e6d8" style:font-size-asian="19.25pt" style:font-size-complex="22pt"/>
    </style:style>
    <style:style style:name="T11" style:family="text">
      <style:text-properties fo:font-size="22pt" officeooo:rsid="00280a43" style:font-size-asian="19.25pt" style:font-size-complex="22pt"/>
    </style:style>
    <style:style style:name="T12" style:family="text">
      <style:text-properties officeooo:rsid="001d5c02"/>
    </style:style>
    <style:style style:name="T13" style:family="text">
      <style:text-properties officeooo:rsid="0024b8b4"/>
    </style:style>
    <style:style style:name="T14" style:family="text">
      <style:text-properties officeooo:rsid="0026e6d8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ERCIZIO 1</text:p>
      <text:p text:style-name="P1"/>
      <text:p text:style-name="P1">mov x20, #2 → x20 = 2 (base 10)</text:p>
      <text:p text:style-name="P1"/>
      <text:p text:style-name="P1"/>
      <text:p text:style-name="P1">lsr x21, x20, #1</text:p>
      <text:p text:style-name="P2">x21 = x20 shiftato di uno a destra</text:p>
      <text:p text:style-name="P10"><text:span text:style-name="T2">#2 (base 10) = 00000001 (base 2)</text:span></text:p>
      <text:p text:style-name="P1">x21 <text:s/>= 1 base (base 10)</text:p>
      <text:p text:style-name="P1"/>
      <text:p text:style-name="P1">sub x20, x20, x21 → x20 = x20-x21</text:p>
      <text:p text:style-name="P1">x20 = 2 – 1 = 1 (base 10)</text:p>
      <text:p text:style-name="P1">x21 = 1</text:p>
      <text:p text:style-name="P1"/>
      <text:p text:style-name="P1">add x20, x20, x21, lsl #2 </text:p>
      <text:p text:style-name="P1">x20 = x20+x21 (<text:span text:style-name="T12">x21</text:span> shiftato a sinistra <text:span text:style-name="T12">di </text:span>2 bit)</text:p>
      <text:p text:style-name="P2">x21 (base 2) = 00000001</text:p>
      <text:p text:style-name="P2">lsl x21, #2 = 00000100 (base 2) = 4 (base 10)</text:p>
      <text:p text:style-name="P2">x20 + x21 = 5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ESERCIZIO 2</text:p>
      <text:p text:style-name="P11"><text:span text:style-name="T3">mov x20, #0b00000001 → base 10 = 1</text:span></text:p>
      <text:p text:style-name="P11"><text:span text:style-name="T3"><text:tab/><text:tab/><text:tab/><text:tab/><text:tab/><text:tab/><text:tab/></text:span><text:span text:style-name="T5">base 2 = 00000001</text:span></text:p>
      <text:p text:style-name="P11"><text:span text:style-name="T3"><text:tab/><text:tab/><text:tab/><text:tab/><text:tab/><text:tab/> <text:s text:c="5"/>C.A.2 = </text:span><text:span text:style-name="T5">11111111</text:span></text:p>
      <text:p text:style-name="P3"/>
      <text:p text:style-name="P12"><text:span text:style-name="T4">mov x21, #0b00000011 → base 10 = 3</text:span></text:p>
      <text:p text:style-name="P12"><text:span text:style-name="T4"><text:tab/><text:tab/><text:tab/><text:tab/><text:tab/><text:tab/><text:tab/></text:span><text:span text:style-name="T5">base 2 = 00000011</text:span></text:p>
      <text:p text:style-name="P12"><text:span text:style-name="T4"><text:tab/><text:tab/><text:tab/><text:tab/><text:tab/><text:tab/><text:tab/>C.A.2 = </text:span><text:span text:style-name="T5">11111101</text:span></text:p>
      <text:p text:style-name="P12"><text:span text:style-name="T4"/></text:p>
      <text:p text:style-name="P13"><text:span text:style-name="T1">and x21, x21, x20 </text:span></text:p>
      <text:p text:style-name="P13"><text:span text:style-name="T1">x21 ← x21 and x20</text:span></text:p>
      <text:p text:style-name="P14"><text:span text:style-name="T1"/></text:p>
      <text:p text:style-name="P14"><text:span text:style-name="T1">00000011</text:span></text:p>
      <text:p text:style-name="P14"><text:span text:style-name="T1">00000001</text:span></text:p>
      <text:p text:style-name="P14"><text:span text:style-name="T1">------------</text:span></text:p>
      <text:p text:style-name="P14"><text:span text:style-name="T1">000000</text:span><text:span text:style-name="T6">01</text:span></text:p>
      <text:p text:style-name="P15"><text:span text:style-name="T1">x20 = 1 (base 2/base 10)</text:span></text:p>
      <text:p text:style-name="P15"><text:span text:style-name="T1">x21 = 1 (base 2/base 10)</text:span></text:p>
      <text:p text:style-name="P14"><text:span text:style-name="T6"/></text:p>
      <text:p text:style-name="P14"><text:span text:style-name="T6"/></text:p>
      <text:p text:style-name="P15"><text:span text:style-name="T1">bic x20, x20, x21</text:span></text:p>
      <text:p text:style-name="P15"><text:span text:style-name="T1"/></text:p>
      <text:p text:style-name="P15"><text:span text:style-name="T1">00000001</text:span></text:p>
      <text:p text:style-name="P15"><text:span text:style-name="T1">11111110</text:span></text:p>
      <text:p text:style-name="P15"><text:span text:style-name="T1">------------</text:span></text:p>
      <text:p text:style-name="P15"><text:span text:style-name="T1">00000000</text:span></text:p>
      <text:p text:style-name="P15"><text:span text:style-name="T1"/></text:p>
      <text:p text:style-name="P15"><text:span text:style-name="T1"/></text:p>
      <text:p text:style-name="P15"><text:soft-page-break/><text:span text:style-name="T1">x20 = 0 (base 2/base 10)</text:span></text:p>
      <text:p text:style-name="P15"><text:span text:style-name="T1">x21 = 1 (base 2/base 10)</text:span></text:p>
      <text:p text:style-name="P12"><text:span text:style-name="T4"/></text:p>
      <text:p text:style-name="P15"><text:span text:style-name="T4">o</text:span><text:span text:style-name="T1">rr x20, x20, x21, lsl #1</text:span></text:p>
      <text:p text:style-name="P15"><text:span text:style-name="T1">x20 ← x20 or (x21 shiftato 1 bit a sinistra)</text:span></text:p>
      <text:p text:style-name="P15"><text:span text:style-name="T1"/></text:p>
      <text:p text:style-name="P15"><text:span text:style-name="T1">x21 = 00000001</text:span></text:p>
      <text:p text:style-name="P15"><text:span text:style-name="T1">lsl #1 = 00000010</text:span></text:p>
      <text:p text:style-name="P16"><text:span text:style-name="T1">x21 = 2 (base 10)</text:span></text:p>
      <text:p text:style-name="P16"><text:span text:style-name="T1"/></text:p>
      <text:p text:style-name="P16"><text:span text:style-name="T1"><text:tab/><text:tab/>00000000 or</text:span><text:span text:style-name="T6">x20 = 0 (base 2/base 10)</text:span></text:p>
      <text:p text:style-name="P16"><text:span text:style-name="T1"><text:tab/><text:tab/>00000010</text:span></text:p>
      <text:p text:style-name="P16"><text:span text:style-name="T1"><text:tab/><text:tab/>------------</text:span></text:p>
      <text:p text:style-name="P4">x20 <text:s/>=<text:tab/>00000010 <text:tab/>=<text:tab/>2 (base 10)</text:p>
      <text:p text:style-name="P4"/>
      <text:p text:style-name="P4"/>
      <text:p text:style-name="P5">orn x20, x20, x21</text:p>
      <text:p text:style-name="P5">x20 ← x20 or (not x21)</text:p>
      <text:p text:style-name="P6">x21 = 00000001</text:p>
      <text:p text:style-name="P6"/>
      <text:p text:style-name="P5"/>
      <text:p text:style-name="P5"><text:tab/><text:tab/><text:tab/>000000<text:span text:style-name="T13">10</text:span></text:p>
      <text:p text:style-name="P5"><text:tab/><text:tab/><text:tab/>111111<text:span text:style-name="T13">10</text:span></text:p>
      <text:p text:style-name="P5"><text:tab/><text:tab/><text:tab/>------------</text:p>
      <text:p text:style-name="P5">x20 <text:s text:c="4"/>=<text:tab/>111111<text:span text:style-name="T13">10</text:span> <text:tab/>= <text:tab/>25<text:span text:style-name="T13">4</text:span> (base 10)<text:tab/></text:p>
      <text:p text:style-name="P4"/>
      <text:p text:style-name="P4"/>
      <text:p text:style-name="P5"/>
      <text:p text:style-name="P5"><text:soft-page-break/></text:p>
      <text:p text:style-name="P5"/>
      <text:p text:style-name="P5">eor x20, x20, x21, lsl #2</text:p>
      <text:p text:style-name="P5"><text:tab/></text:p>
      <text:p text:style-name="P5">x21 = <text:s/>000000<text:span text:style-name="T13">01</text:span></text:p>
      <text:p text:style-name="P5">lsl #2 = 0000<text:span text:style-name="T13">01</text:span>00</text:p>
      <text:p text:style-name="P5"><text:tab/><text:tab/></text:p>
      <text:p text:style-name="P5"><text:tab/><text:tab/>111111<text:span text:style-name="T13">10</text:span><text:tab/></text:p>
      <text:p text:style-name="P5"><text:tab/><text:tab/>0000<text:span text:style-name="T13">01</text:span>00</text:p>
      <text:p text:style-name="P5"><text:tab/><text:tab/>------------</text:p>
      <text:p text:style-name="P17"><text:span text:style-name="T7">x20<text:tab/> <text:s/>= <text:s/>11111</text:span><text:span text:style-name="T8">010</text:span><text:span text:style-name="T7"> <text:s/><text:tab/>= <text:s text:c="2"/></text:span><text:span text:style-name="T8">250</text:span><text:span text:style-name="T7"> (base 10)</text:span></text:p>
      <text:p text:style-name="P17"><text:span text:style-name="T9"/></text:p>
      <text:p text:style-name="P5"/>
      <text:p text:style-name="P5"/>
      <text:p text:style-name="P6">eon x20, x20, x21</text:p>
      <text:p text:style-name="P6">x20 ← x20 xor (not x21)</text:p>
      <text:p text:style-name="P6"/>
      <text:p text:style-name="P6">x21 = 00000001</text:p>
      <text:p text:style-name="P6">not x21 = 11111110</text:p>
      <text:p text:style-name="P6"/>
      <text:p text:style-name="P6"><text:tab/><text:tab/>11111010 <text:s/></text:p>
      <text:p text:style-name="P6"><text:tab/><text:tab/>11111110</text:p>
      <text:p text:style-name="P6"><text:tab/><text:tab/>------------</text:p>
      <text:p text:style-name="P6">x20 =<text:tab/>00000100<text:tab/>= 4</text:p>
      <text:p text:style-name="P6"/>
      <text:p text:style-name="P5"/>
      <text:p text:style-name="P1"/>
      <text:p text:style-name="P9"/>
      <text:p text:style-name="P7"><text:soft-page-break/>x0 = 01001011 = 75 (base 10)</text:p>
      <text:p text:style-name="P7">x1 = 00001111 = 15 (base 10)</text:p>
      <text:p text:style-name="P7">N = 0</text:p>
      <text:p text:style-name="P7">Z = 0</text:p>
      <text:p text:style-name="P7">C = 0</text:p>
      <text:p text:style-name="P7">V= 0</text:p>
      <text:p text:style-name="P7"/>
      <text:p text:style-name="P7">adds x2, x1, x0</text:p>
      <text:p text:style-name="P7"/>
      <text:p text:style-name="P7">x2 ← x1+x0</text:p>
      <text:p text:style-name="P18"><text:span text:style-name="T10">x2 = 15 + 75</text:span></text:p>
      <text:p text:style-name="P7"/>
      <text:p text:style-name="P7">x2 = <text:span text:style-name="T15">90</text:span> = 01011010 (base 10)</text:p>
      <text:p text:style-name="P7">N = 0</text:p>
      <text:p text:style-name="P7">Z = 0</text:p>
      <text:p text:style-name="P7">C = 0</text:p>
      <text:p text:style-name="P7">V = 0</text:p>
      <text:p text:style-name="P7"/>
      <text:p text:style-name="P7">subs x2, x1, x0</text:p>
      <text:p text:style-name="P7">x2 ← x1 – x0</text:p>
      <text:p text:style-name="P18"><text:span text:style-name="T10">x2 = 15 - 75</text:span></text:p>
      <text:p text:style-name="P19"><text:span text:style-name="T10">x2 = -60 = 11000100 </text:span><text:span text:style-name="T11">(CA2)</text:span></text:p>
      <text:p text:style-name="P20"><text:span text:style-name="T1">N = 1</text:span></text:p>
      <text:p text:style-name="P20"><text:span text:style-name="T1">Z = 0</text:span></text:p>
      <text:p text:style-name="P20"><text:span text:style-name="T1">C = 1</text:span></text:p>
      <text:p text:style-name="P18"><text:span text:style-name="T11">V = 0</text:span><text:span text:style-name="T10"><text:tab/><text:tab/><text:tab/></text:span></text:p>
      <text:p text:style-name="P7"/>
      <text:p text:style-name="P7"/>
      <text:p text:style-name="P7"><text:soft-page-break/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4:50:23.835731129</meta:creation-date>
    <dc:date>2021-03-30T16:37:27.223071865</dc:date>
    <meta:editing-duration>PT12M40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6" meta:paragraph-count="91" meta:word-count="371" meta:character-count="1605" meta:non-whitespace-character-count="1232"/>
  </office:meta>
</office:document-meta>
</file>